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01mm"/>
    </style:style>
    <style:style style:name="co11" style:family="table-column">
      <style:table-column-properties fo:break-before="auto" style:column-width="150mm"/>
    </style:style>
    <style:style style:name="co12" style:family="table-column">
      <style:table-column-properties fo:break-before="auto" style:column-width="64.24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40.9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21.8mm"/>
    </style:style>
    <style:style style:name="co17" style:family="table-column">
      <style:table-column-properties fo:break-before="auto" style:column-width="152.4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104.35mm"/>
    </style:style>
    <style:style style:name="co20" style:family="table-column">
      <style:table-column-properties fo:break-before="auto" style:column-width="135.06mm"/>
    </style:style>
    <style:style style:name="co21" style:family="table-column">
      <style:table-column-properties fo:break-before="auto" style:column-width="13.65mm"/>
    </style:style>
    <style:style style:name="co22" style:family="table-column">
      <style:table-column-properties fo:break-before="auto" style:column-width="42.95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17.9mm"/>
    </style:style>
    <style:style style:name="co25" style:family="table-column">
      <style:table-column-properties fo:break-before="auto" style:column-width="62.05mm"/>
    </style:style>
    <style:style style:name="co26" style:family="table-column">
      <style:table-column-properties fo:break-before="auto" style:column-width="27.46mm"/>
    </style:style>
    <style:style style:name="co27" style:family="table-column">
      <style:table-column-properties fo:break-before="auto" style:column-width="19.81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3.85mm"/>
    </style:style>
    <style:style style:name="co30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2mm" fo:break-before="auto" style:use-optimal-row-height="tru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39.5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8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9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4" style:family="table-cell" style:parent-style-name="Default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16" style:family="table-cell" style:parent-style-name="Default" style:data-style-name="N100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17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ext-properties fo:color="#0000ff" style:font-name="Droid Sans" fo:font-size="12pt" fo:language="en" fo:country="IN" style:font-name-asian="Noto Sans CJK SC Regular" style:font-size-asian="12pt" style:font-name-complex="Arial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wrap-option="wrap" style:vertical-align="top"/>
      <style:text-properties style:font-name="Droid Sans Mono"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Droid Sans Mono"/>
    </style:style>
    <style:style style:name="ce52" style:family="table-cell" style:parent-style-name="Default">
      <style:text-properties style:font-name="Droid Sans Mono" fo:font-size="10pt" style:font-size-asian="10pt" style:font-size-complex="10pt"/>
    </style:style>
    <style:style style:name="ce26" style:family="table-cell" style:parent-style-name="Default">
      <style:table-cell-properties fo:wrap-option="wrap" style:vertical-align="top"/>
      <style:text-properties style:font-name="Droid Sans Mono" style:font-name-asian="Noto Sans CJK SC Regular" style:font-name-complex="FreeSans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Droid Sans Mono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Droid Sans Mono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Droid Sans Mono" fo:font-size="10pt" style:font-size-asian="10pt" style:font-size-complex="10pt"/>
    </style:style>
    <style:style style:name="T1" style:family="text">
      <style:text-properties fo:language="none" fo:country="none" style:font-name-asian="Noto Sans CJK SC Regular" style:font-name-complex="Arial"/>
    </style:style>
  </office:automatic-styles>
  <office:body>
    <office:spreadsheet>
      <table:calculation-settings table:automatic-find-labels="false" table:use-regular-expressions="false"/>
      <table:table table:name="ClockIO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56" table:default-cell-style-name="ce10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Digi PN</text:p>
          </table:table-cell>
          <table:table-cell table:style-name="ce9" office:value-type="string" calcext:value-type="string">
            <text:p>Mfr.</text:p>
          </table:table-cell>
          <table:table-cell table:style-name="ce9" office:value-type="string" calcext:value-type="string">
            <text:p>Mfg PN</text:p>
          </table:table-cell>
          <table:table-cell table:style-name="ce9" office:value-type="string" calcext:value-type="string">
            <text:p>Decription</text:p>
          </table:table-cell>
          <table:table-cell table:style-name="ce9" office:value-type="string" calcext:value-type="string">
            <text:p>Link</text:p>
          </table:table-cell>
          <table:table-cell table:style-name="ce9" table:number-columns-repeated="5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SKST-2007D</text:p>
          </table:table-cell>
          <table:table-cell office:value-type="string" calcext:value-type="string">
            <text:p>Soin Ltd.</text:p>
          </table:table-cell>
          <table:table-cell office:value-type="string" calcext:value-type="string">
            <text:p>KST-2007D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SEEED : <text:a xlink:href="https://soinltd.1688.com/" xlink:type="simple">https://soinltd.1688.com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18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EEF-HX1E220R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HX1E220R</text:p>
          </table:table-cell>
          <table:table-cell office:value-type="string" calcext:value-type="string">
            <text:p>CAP ALUM POLY 22UF 20% 25V SMD</text:p>
          </table:table-cell>
          <table:table-cell table:style-name="ce19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RTR5V0U2X</text:p>
          </table:table-cell>
          <table:table-cell table:style-name="ce14" office:value-type="string" calcext:value-type="string">
            <text:p>1727-3884-1-ND</text:p>
          </table:table-cell>
          <table:table-cell table:style-name="ce14" office:value-type="string" calcext:value-type="string">
            <text:p>Nexperia USA Inc.</text:p>
          </table:table-cell>
          <table:table-cell table:style-name="ce14" office:value-type="string" calcext:value-type="string">
            <text:p>PRTR5V0U2X,215</text:p>
          </table:table-cell>
          <table:table-cell table:style-name="ce14" office:value-type="string" calcext:value-type="string">
            <text:p>Ultra low capacitance double rail-to-rail ESD protection diode</text:p>
          </table:table-cell>
          <table:table-cell table:style-name="ce20" office:value-type="string" calcext:value-type="string">
            <text:p><text:span text:style-name="T1"><text:a xlink:href="https://www.digikey.com/short/jf405p" xlink:type="simple">https://www.digikey.com/short/jf405p</text:a></text:span><text:span text:style-name="T1"> </text:span></text:p>
          </table:table-cell>
          <table:table-cell table:number-columns-repeated="5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J24,J25</text:p>
          </table:table-cell>
          <table:table-cell office:value-type="string" calcext:value-type="string">
            <text:p>JST_SH_SM04B-SRSS-TB_1x04-1MP_P1.0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iic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 Header Surface Mount, Right Angle 4 position 0.039" (1.00mm)</text:p>
          </table:table-cell>
          <table:table-cell office:value-type="string" calcext:value-type="string">
            <text:p><text:a xlink:href="https://www.digikey.com/short/ztwjpd" xlink:type="simple">https://www.digikey.com/short/ztwjpd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15" office:value-type="float" office:value="320010561" calcext:value-type="float">
            <text:p>320010561</text:p>
          </table:table-cell>
          <table:table-cell table:style-name="ce14" office:value-type="string" calcext:value-type="string">
            <text:p>D G Yuliang</text:p>
          </table:table-cell>
          <table:table-cell table:style-name="ce16" office:value-type="string" calcext:value-type="string">
            <text:p>YL-001</text:p>
          </table:table-cell>
          <table:table-cell table:style-name="ce17" office:value-type="string" calcext:value-type="string">
            <text:p>CONN RCPT MICRO USB R/A SMD</text:p>
          </table:table-cell>
          <table:table-cell office:value-type="string" calcext:value-type="string">
            <text:p>SEEED</text:p>
          </table:table-cell>
          <table:table-cell table:number-columns-repeated="5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2,P4,P5,P6</text:p>
          </table:table-cell>
          <table:table-cell office:value-type="string" calcext:value-type="string">
            <text:p>PinSocket_1x03_P2.54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_CLK, IN_DAT, IN_CLK, OUT_DAT</text:p>
          </table:table-cell>
          <table:table-cell table:style-name="ce15" office:value-type="string" calcext:value-type="string">
            <text:p>S5478-ND</text:p>
          </table:table-cell>
          <table:table-cell table:style-name="ce14" office:value-type="string" calcext:value-type="string">
            <text:p>Sullins Connector Solutions</text:p>
          </table:table-cell>
          <table:table-cell table:style-name="ce16" office:value-type="string" calcext:value-type="string">
            <text:p>PPPC031LGBN-RC</text:p>
          </table:table-cell>
          <table:table-cell table:style-name="ce17" office:value-type="string" calcext:value-type="string">
            <text:p>3 Position Header Connector <text:s/>Through Hole, Right Angle</text:p>
          </table:table-cell>
          <table:table-cell office:value-type="string" calcext:value-type="string">
            <text:p><text:a xlink:href="https://www.digikey.com/short/ztw428" xlink:type="simple">https://www.digikey.com/short/ztw428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R25,R24,R11,R10,R3,R7,R6,R12,R13,R14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4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W_SMD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style-name="ce11" office:value-type="string" calcext:value-type="string">
            <text:p>679-2384-1-ND</text:p>
          </table:table-cell>
          <table:table-cell office:value-type="string" calcext:value-type="string">
            <text:p>APEM Inc.</text:p>
          </table:table-cell>
          <table:table-cell office:value-type="string" calcext:value-type="string">
            <text:p>ADTSM63NVTR</text:p>
          </table:table-cell>
          <table:table-cell office:value-type="string" calcext:value-type="string">
            <text:p>Tactile Switch SPST-NO Top Actuated Surface Mount, BLACK</text:p>
          </table:table-cell>
          <table:table-cell office:value-type="string" calcext:value-type="string">
            <text:p><text:a xlink:href="https://www.digikey.com/short/ztwz3d" xlink:type="simple">https://www.digikey.com/short/ztwz3d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SW_SMD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style-name="ce11" office:value-type="string" calcext:value-type="string">
            <text:p>679-2384-1-ND</text:p>
          </table:table-cell>
          <table:table-cell office:value-type="string" calcext:value-type="string">
            <text:p>APEM Inc.</text:p>
          </table:table-cell>
          <table:table-cell office:value-type="string" calcext:value-type="string">
            <text:p>ADTSM63NVTR</text:p>
          </table:table-cell>
          <table:table-cell office:value-type="string" calcext:value-type="string">
            <text:p>Tactile Switch SPST-NO Top Actuated Surface Mount, BLACK</text:p>
          </table:table-cell>
          <table:table-cell office:value-type="string" calcext:value-type="string">
            <text:p><text:a xlink:href="https://www.digikey.com/short/ztwz3d" xlink:type="simple">https://www.digikey.com/short/ztwz3d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SW_SM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ce11" office:value-type="string" calcext:value-type="string">
            <text:p>679-2381-1-ND</text:p>
          </table:table-cell>
          <table:table-cell office:value-type="string" calcext:value-type="string">
            <text:p>APEM Inc.</text:p>
          </table:table-cell>
          <table:table-cell office:value-type="string" calcext:value-type="string">
            <text:p>ADTSM61RVTR</text:p>
          </table:table-cell>
          <table:table-cell office:value-type="string" calcext:value-type="string">
            <text:p>Tactile Switch SPST-NO Top Actuated Surface Mount, RED</text:p>
          </table:table-cell>
          <table:table-cell office:value-type="string" calcext:value-type="string">
            <text:p><text:a xlink:href="https://www.digikey.com/short/ztwz8q" xlink:type="simple">https://www.digikey.com/short/ztwz8q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SW_SM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table:style-name="ce11" office:value-type="string" calcext:value-type="string">
            <text:p>679-2381-1-ND</text:p>
          </table:table-cell>
          <table:table-cell office:value-type="string" calcext:value-type="string">
            <text:p>APEM Inc.</text:p>
          </table:table-cell>
          <table:table-cell office:value-type="string" calcext:value-type="string">
            <text:p>ADTSM61RVTR</text:p>
          </table:table-cell>
          <table:table-cell office:value-type="string" calcext:value-type="string">
            <text:p>Tactile Switch SPST-NO Top Actuated Surface Mount, RED</text:p>
          </table:table-cell>
          <table:table-cell office:value-type="string" calcext:value-type="string">
            <text:p><text:a xlink:href="https://www.digikey.com/short/ztwz8q" xlink:type="simple">https://www.digikey.com/short/ztwz8q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S5</text:p>
          </table:table-cell>
          <table:table-cell office:value-type="string" calcext:value-type="string">
            <text:p>SW_SMD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style-name="ce11" office:value-type="string" calcext:value-type="string">
            <text:p>679-2384-1-ND</text:p>
          </table:table-cell>
          <table:table-cell office:value-type="string" calcext:value-type="string">
            <text:p>APEM Inc.</text:p>
          </table:table-cell>
          <table:table-cell office:value-type="string" calcext:value-type="string">
            <text:p>ADTSM63NVTR</text:p>
          </table:table-cell>
          <table:table-cell office:value-type="string" calcext:value-type="string">
            <text:p>Tactile Switch SPST-NO Top Actuated Surface Mount, BLACK</text:p>
          </table:table-cell>
          <table:table-cell office:value-type="string" calcext:value-type="string">
            <text:p><text:a xlink:href="https://www.digikey.com/short/ztwz3d" xlink:type="simple">https://www.digikey.com/short/ztwz3d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SW_SMD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style-name="ce11" office:value-type="string" calcext:value-type="string">
            <text:p>679-2384-1-ND</text:p>
          </table:table-cell>
          <table:table-cell office:value-type="string" calcext:value-type="string">
            <text:p>APEM Inc.</text:p>
          </table:table-cell>
          <table:table-cell office:value-type="string" calcext:value-type="string">
            <text:p>ADTSM63NVTR</text:p>
          </table:table-cell>
          <table:table-cell office:value-type="string" calcext:value-type="string">
            <text:p>Tactile Switch SPST-NO Top Actuated Surface Mount, BLACK</text:p>
          </table:table-cell>
          <table:table-cell office:value-type="string" calcext:value-type="string">
            <text:p><text:a xlink:href="https://www.digikey.com/short/ztwz3d" xlink:type="simple">https://www.digikey.com/short/ztwz3d</text:a> </text:p>
          </table:table-cell>
          <table:table-cell table:number-columns-repeated="5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11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office:value-type="string" calcext:value-type="string">
            <text:p>SEEED</text:p>
          </table:table-cell>
          <table:table-cell table:number-columns-repeated="5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5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4" office:value-type="string" calcext:value-type="string">
            <text:p>DNP</text:p>
          </table:table-cell>
          <table:table-cell table:number-columns-repeated="62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59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59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59"/>
        </table:table-row>
        <table:table-row table:style-name="ro3">
          <table:table-cell table:style-name="ce2"/>
          <table:table-cell table:number-columns-repeated="63"/>
        </table:table-row>
        <table:table-row table:style-name="ro3">
          <table:table-cell table:style-name="ce2"/>
          <table:table-cell table:style-name="Default" table:number-columns-repeated="5"/>
          <table:table-cell table:number-columns-repeated="58"/>
        </table:table-row>
        <table:table-row table:style-name="ro3">
          <table:table-cell table:style-name="ce2"/>
          <table:table-cell table:number-columns-repeated="63"/>
        </table:table-row>
        <table:table-row table:style-name="ro3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22"/>
        <table:table-column table:style-name="co11" table:default-cell-style-name="ce25"/>
        <table:table-column table:style-name="co12" table:default-cell-style-name="ce25"/>
        <table:table-column table:style-name="co13" table:default-cell-style-name="ce22"/>
        <table:table-column table:style-name="co14" table:default-cell-style-name="ce25"/>
        <table:table-column table:style-name="co15" table:default-cell-style-name="ce25"/>
        <table:table-column table:style-name="co9" table:number-columns-repeated="58" table:default-cell-style-name="ce25"/>
        <table:table-row table:style-name="ro5">
          <table:table-cell table:style-name="ce21" office:value-type="string" calcext:value-type="string">
            <text:p>Id</text:p>
          </table:table-cell>
          <table:table-cell table:style-name="ce24" office:value-type="string" calcext:value-type="string">
            <text:p>Designator</text:p>
          </table:table-cell>
          <table:table-cell table:style-name="ce24" office:value-type="string" calcext:value-type="string">
            <text:p>Package</text:p>
          </table:table-cell>
          <table:table-cell table:style-name="ce21" office:value-type="string" calcext:value-type="string">
            <text:p>Quantity</text:p>
          </table:table-cell>
          <table:table-cell table:style-name="ce24" office:value-type="string" calcext:value-type="string">
            <text:p>Designation</text:p>
          </table:table-cell>
          <table:table-cell table:style-name="ce24" office:value-type="string" calcext:value-type="string">
            <text:p>Supplier and ref</text:p>
          </table:table-cell>
          <table:table-cell table:style-name="ce24"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_SKST-2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5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J24,J25</text:p>
          </table:table-cell>
          <table:table-cell table:style-name="ce52" office:value-type="string" calcext:value-type="string">
            <text:p>JST_SH_SM04B-SRSS-TB_1x04-1MP_P1.00mm_Horizontal</text:p>
          </table:table-cell>
          <table:table-cell table:style-name="ce54" office:value-type="float" office:value="2" calcext:value-type="float">
            <text:p>2</text:p>
          </table:table-cell>
          <table:table-cell table:style-name="ce52" office:value-type="string" calcext:value-type="string">
            <text:p>qwiic</text:p>
          </table:table-cell>
          <table:table-cell table:style-name="ce52"/>
          <table:table-cell table:number-columns-repeated="58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59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seeed-320010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59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P2,P4,P5,P6</text:p>
          </table:table-cell>
          <table:table-cell table:style-name="ce52" office:value-type="string" calcext:value-type="string">
            <text:p>PinSocket_1x03_P2.54mm_Horizontal</text:p>
          </table:table-cell>
          <table:table-cell table:style-name="ce54" office:value-type="float" office:value="4" calcext:value-type="float">
            <text:p>4</text:p>
          </table:table-cell>
          <table:table-cell table:style-name="ce52" office:value-type="string" calcext:value-type="string">
            <text:p>OUT_CLK, IN_DAT, IN_CLK, OUT_DAT</text:p>
          </table:table-cell>
          <table:table-cell table:style-name="Default"/>
          <table:table-cell table:number-columns-repeated="58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59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5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3,R6,R7,R10,R11,R12,R13,R14,R24,R25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59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5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5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5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5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5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59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5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59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59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59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5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5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59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/>
          <table:table-cell table:style-name="ce23" table:number-columns-repeated="58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/>
          <table:table-cell table:style-name="ce23" table:number-columns-repeated="58"/>
        </table:table-row>
        <table:table-row table:style-name="ro9" table:number-rows-repeated="4">
          <table:table-cell table:style-name="ce23" table:number-columns-repeated="64"/>
        </table:table-row>
        <table:table-row table:style-name="ro9" table:number-rows-repeated="2">
          <table:table-cell table:number-columns-repeated="64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BITE1,BITE2,BITE3,BITE4,BITE5,BITE6,BITE7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59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59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59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5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59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59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5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1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59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59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5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59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5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5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5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5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5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5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5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5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5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59"/>
        </table:table-row>
        <table:table-row table:style-name="ro6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USB-C_bo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SB-C_breakout</text:p>
          </table:table-cell>
          <table:table-cell table:number-columns-repeated="5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59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59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59"/>
        </table:table-row>
        <table:table-row table:style-name="ro9">
          <table:table-cell/>
          <table:table-cell table:style-name="Default" table:number-columns-repeated="5"/>
          <table:table-cell table:number-columns-repeated="58"/>
        </table:table-row>
        <table:table-row table:style-name="ro9" table:number-rows-repeated="1048510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BoM_SCH" table:style-name="ta1">
        <office:forms form:automatic-focus="false" form:apply-design-mode="false"/>
        <table:table-column table:style-name="co16" table:number-columns-repeated="2" table:default-cell-style-name="ce22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visibility="collapse" table:default-cell-style-name="ce25"/>
        <table:table-column table:style-name="co21" table:visibility="collapse" table:default-cell-style-name="ce25"/>
        <table:table-column table:style-name="co22" table:visibility="collapse" table:default-cell-style-name="ce25"/>
        <table:table-column table:style-name="co23" table:visibility="collapse" table:default-cell-style-name="ce25"/>
        <table:table-column table:style-name="co24" table:visibility="collapse" table:default-cell-style-name="ce25"/>
        <table:table-column table:style-name="co25" table:visibility="collapse" table:default-cell-style-name="ce25"/>
        <table:table-column table:style-name="co26" table:visibility="collapse" table:default-cell-style-name="ce25"/>
        <table:table-column table:style-name="co27" table:visibility="collapse" table:default-cell-style-name="ce25"/>
        <table:table-column table:style-name="co28" table:visibility="collapse" table:default-cell-style-name="ce25"/>
        <table:table-column table:style-name="co29" table:visibility="collapse" table:default-cell-style-name="ce25"/>
        <table:table-column table:style-name="co30" table:visibility="collapse" table:default-cell-style-name="ce25"/>
        <table:table-column table:style-name="co9" table:number-columns-repeated="48" table:default-cell-style-name="ce25"/>
        <table:table-row table:style-name="ro6">
          <table:table-cell table:style-name="ce21" office:value-type="string" calcext:value-type="string">
            <text:p>Sr No</text:p>
          </table:table-cell>
          <table:table-cell table:style-name="ce21" office:value-type="string" calcext:value-type="string">
            <text:p><text:s/>Quantity</text:p>
          </table:table-cell>
          <table:table-cell table:style-name="ce24" office:value-type="string" calcext:value-type="string">
            <text:p><text:s/>Reference</text:p>
          </table:table-cell>
          <table:table-cell table:style-name="ce24" office:value-type="string" calcext:value-type="string">
            <text:p><text:s/>Value</text:p>
          </table:table-cell>
          <table:table-cell table:style-name="ce24" office:value-type="string" calcext:value-type="string">
            <text:p><text:s/>Footprint</text:p>
          </table:table-cell>
          <table:table-cell table:style-name="ce24" table:number-columns-repeated="59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,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lockIOT_libs:CR2032_SMD_SKST-2007D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,C2,C3,C4,C5,C6,C7,C8,C9,C10,C11,C12,C13,C14,C15,C16,C22,C24,C26,C29,C30,C31,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ockIOT_libs:c_0805</text:p>
          </table:table-cell>
          <table:table-cell table:number-columns-repeated="59"/>
        </table:table-row>
        <table:table-row table:style-name="ro6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7,C23,C25,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lockIOT_libs:c_2917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,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ClockIOT_libs:c_2917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,C20,C21,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lockIOT_libs:c_0805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,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ClockIOT_libs:c_2917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,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lockIOT_libs:c_0805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ClockIOT_libs:SOT-143</text:p>
          </table:table-cell>
          <table:table-cell table:number-columns-repeated="5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ClockIOT_libs:LED-0805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2</text:p>
          </table:table-cell>
          <table:table-cell table:style-name="ce56" office:value-type="string" calcext:value-type="string">
            <text:p>J24,J25</text:p>
          </table:table-cell>
          <table:table-cell table:style-name="ce57" office:value-type="string" calcext:value-type="string">
            <text:p>qwiic</text:p>
          </table:table-cell>
          <table:table-cell table:style-name="ce57" office:value-type="string" calcext:value-type="string">
            <text:p>JST_SH_SM04B-SRSS-TB_1x04-1MP_P1.00mm_Horizontal</text:p>
          </table:table-cell>
          <table:table-cell table:style-name="Default" table:number-columns-repeated="12"/>
          <table:table-cell table:number-columns-repeated="4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,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,LDR2,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lockIOT_libs:r_0805_ldr_2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,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ClockIOT_libs:USB_Micro-B_seeed-320010561</text:p>
          </table:table-cell>
          <table:table-cell table:number-columns-repeated="59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5" office:value-type="float" office:value="4" calcext:value-type="float">
            <text:p>4</text:p>
          </table:table-cell>
          <table:table-cell table:style-name="ce56" office:value-type="string" calcext:value-type="string">
            <text:p>P2,P4,P5,P6</text:p>
          </table:table-cell>
          <table:table-cell table:style-name="ce57" office:value-type="string" calcext:value-type="string">
            <text:p>OUT_CLK, IN_DAT, IN_CLK, OUT_DAT</text:p>
          </table:table-cell>
          <table:table-cell table:style-name="ce57" office:value-type="string" calcext:value-type="string">
            <text:p>PinSocket_1x03_P2.54mm_Horizontal</text:p>
          </table:table-cell>
          <table:table-cell table:style-name="Default" table:number-columns-repeated="12"/>
          <table:table-cell table:number-columns-repeated="47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Q1,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ClockIOT_libs:SOT-363_SC-70-6</text:p>
          </table:table-cell>
          <table:table-cell table:number-columns-repeated="59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R2,R16,R18,R22,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,R6,R7,R10,R11,R12,R13,R14,R24,R25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9,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R20,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3,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lockIOT_libs:r_0805</text:p>
          </table:table-cell>
          <table:table-cell table:number-columns-repeated="5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ClockIOT_libs:SW_SMD_311020004</text:p>
          </table:table-cell>
          <table:table-cell table:number-columns-repeated="5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,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ClockIOT_libs:SW_SMD_311020004</text:p>
          </table:table-cell>
          <table:table-cell table:number-columns-repeated="59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,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ClockIOT_libs:SW_SMD_311020004</text:p>
          </table:table-cell>
          <table:table-cell table:number-columns-repeated="5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,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ClockIOT_libs:SW_SMD_311020004</text:p>
          </table:table-cell>
          <table:table-cell table:number-columns-repeated="59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,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ClockIOT_libs:SW_SMD_311020004</text:p>
          </table:table-cell>
          <table:table-cell table:number-columns-repeated="59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,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ClockIOT_libs:SW_SMD_311020004</text:p>
          </table:table-cell>
          <table:table-cell table:number-columns-repeated="59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ClockIOT_libs:APA102</text:p>
          </table:table-cell>
          <table:table-cell table:number-columns-repeated="5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9,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lockIOT_libs:esp_wroom_32</text:p>
          </table:table-cell>
          <table:table-cell table:number-columns-repeated="5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,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lockIOT_libs:DS3231</text:p>
          </table:table-cell>
          <table:table-cell table:number-columns-repeated="59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1,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ClockIOT_libs:SOT-223-3_TabPin2</text:p>
          </table:table-cell>
          <table:table-cell table:number-columns-repeated="59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2,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ClockIOT_libs:QFN-28-1EP_5x5mm_Pitch0.5mm</text:p>
          </table:table-cell>
          <table:table-cell table:number-columns-repeated="59"/>
        </table:table-row>
        <table:table-row table:style-name="ro9" table:number-rows-repeated="2">
          <table:table-cell table:number-columns-repeated="64"/>
        </table:table-row>
        <table:table-row table:style-name="ro7">
          <table:table-cell table:style-name="ce21" office:value-type="string" calcext:value-type="string">
            <text:p>DNP</text:p>
          </table:table-cell>
          <table:table-cell table:number-columns-repeated="63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TE1,BITE2,BITE3,BITE4,BITE5,BITE6,BITE7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ClockIOT_libs:mouse-bite-2.54mm-slot_OSH</text:p>
          </table:table-cell>
          <table:table-cell table:number-columns-repeated="59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,G7,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ClockIOT_libs:Logo-WL3</text:p>
          </table:table-cell>
          <table:table-cell table:number-columns-repeated="59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2,G8,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ClockIOT_libs:KiCad-Logo2_6mm_SilkScreen</text:p>
          </table:table-cell>
          <table:table-cell table:number-columns-repeated="59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3,G9,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lockIOT_libs:OSHW_6mm</text:p>
          </table:table-cell>
          <table:table-cell table:number-columns-repeated="5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B1,HB2,HB3,HB4,HB5,HB6,HB7,HB8,HB9,HB10,HB11,HB12,HB13,HB14,HB15,HB16,HB17,HB18,HB19,HB20,HB21,HB22,HB23,HB24,HB25,HB26,HB27,HB28,HB29,HB30,HB31,HB32,HB33,HB34,HB35,HB36,HB37,HB38,HB39,HB40,HB41,HB42,HB43,HB44,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ClockIOT_libs:hole_baffle_2mm</text:p>
          </table:table-cell>
          <table:table-cell table:number-columns-repeated="59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45,HB46,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ClockIOT_libs:MountingHole_3.2mm_M3</text:p>
          </table:table-cell>
          <table:table-cell table:number-columns-repeated="59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MountingHole_3.2mm_M3_Pad_Via</text:p>
          </table:table-cell>
          <table:table-cell table:number-columns-repeated="5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1pin</text:p>
          </table:table-cell>
          <table:table-cell table:number-columns-repeated="59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9,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ClockIOT_libs:1pin</text:p>
          </table:table-cell>
          <table:table-cell table:number-columns-repeated="59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J10,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ClockIOT_libs:1pin</text:p>
          </table:table-cell>
          <table:table-cell table:number-columns-repeated="5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J15,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lockIOT_libs:1pin</text:p>
          </table:table-cell>
          <table:table-cell table:number-columns-repeated="59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8,J16,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,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,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9,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,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lockIOT_libs:Header_ISP</text:p>
          </table:table-cell>
          <table:table-cell table:number-columns-repeated="5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,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,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ClockIOT_libs:R_0402</text:p>
          </table:table-cell>
          <table:table-cell table:number-columns-repeated="5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,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,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,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lockIOT_libs:BreakOutPad</text:p>
          </table:table-cell>
          <table:table-cell table:number-columns-repeated="59"/>
        </table:table-row>
        <table:table-row table:style-name="ro9" table:number-rows-repeated="3">
          <table:table-cell/>
          <table:table-cell table:style-name="Default" table:number-columns-repeated="16"/>
          <table:table-cell table:number-columns-repeated="47"/>
        </table:table-row>
        <table:table-row table:style-name="ro9" table:number-rows-repeated="1048513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  <table:database-ranges>
        <table:database-range table:name="__Anonymous_Sheet_DB__1" table:target-range-address="BoM_PCB.B40:BoM_PCB.E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A2:BoM_SCH.AMJ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9:29:08.061082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1-27T22:40:26.727316631</dc:date>
    <dc:creator>Anool Mahidharia</dc:creator>
    <meta:editing-duration>PT4H49M56S</meta:editing-duration>
    <meta:editing-cycles>32</meta:editing-cycles>
    <meta:generator>LibreOffice/6.3.1.2$Linux_X86_64 LibreOffice_project/b79626edf0065ac373bd1df5c28bd630b4424273</meta:generator>
    <meta:document-statistic meta:table-count="3" meta:cell-count="918" meta:object-count="0"/>
  </office:meta>
</office:document-meta>
</file>